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2" svg:font-family="'Wingdings 2'" style:font-family-generic="roman" style:font-pitch="variable" style:font-charset="x-symbol"/>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1.66cm"/>
    </style:style>
    <style:style style:name="co3" style:family="table-column">
      <style:table-column-properties fo:break-before="auto" style:column-width="2.731cm"/>
    </style:style>
    <style:style style:name="co4" style:family="table-column">
      <style:table-column-properties fo:break-before="auto" style:column-width="11.566cm"/>
    </style:style>
    <style:style style:name="co5" style:family="table-column">
      <style:table-column-properties fo:break-before="auto" style:column-width="9.259cm"/>
    </style:style>
    <style:style style:name="co6" style:family="table-column">
      <style:table-column-properties fo:break-before="auto" style:column-width="9.708cm"/>
    </style:style>
    <style:style style:name="co7" style:family="table-column">
      <style:table-column-properties fo:break-before="auto" style:column-width="1.801cm"/>
    </style:style>
    <style:style style:name="co8" style:family="table-column">
      <style:table-column-properties fo:break-before="auto" style:column-width="5.375cm"/>
    </style:style>
    <style:style style:name="co9" style:family="table-column">
      <style:table-column-properties fo:break-before="auto" style:column-width="4.614cm"/>
    </style:style>
    <style:style style:name="co10" style:family="table-column">
      <style:table-column-properties fo:break-before="auto" style:column-width="13.115cm"/>
    </style:style>
    <style:style style:name="co11" style:family="table-column">
      <style:table-column-properties fo:break-before="auto" style:column-width="10.694cm"/>
    </style:style>
    <style:style style:name="co12" style:family="table-column">
      <style:table-column-properties fo:break-before="auto" style:column-width="6.839cm"/>
    </style:style>
    <style:style style:name="co13" style:family="table-column">
      <style:table-column-properties fo:break-before="auto" style:column-width="4.277cm"/>
    </style:style>
    <style:style style:name="co14" style:family="table-column">
      <style:table-column-properties fo:break-before="auto" style:column-width="2.813cm"/>
    </style:style>
    <style:style style:name="co15" style:family="table-column">
      <style:table-column-properties fo:break-before="auto" style:column-width="1.707cm"/>
    </style:style>
    <style:style style:name="co16" style:family="table-column">
      <style:table-column-properties fo:break-before="auto" style:column-width="3.263cm"/>
    </style:style>
    <style:style style:name="co17" style:family="table-column">
      <style:table-column-properties fo:break-before="auto" style:column-width="1.549cm"/>
    </style:style>
    <style:style style:name="co18" style:family="table-column">
      <style:table-column-properties fo:break-before="auto" style:column-width="2.223cm"/>
    </style:style>
    <style:style style:name="co19" style:family="table-column">
      <style:table-column-properties fo:break-before="auto" style:column-width="3.658cm"/>
    </style:style>
    <style:style style:name="co20" style:family="table-column">
      <style:table-column-properties fo:break-before="auto" style:column-width="3.35cm"/>
    </style:style>
    <style:style style:name="ro1" style:family="table-row">
      <style:table-row-properties style:row-height="0.526cm" fo:break-before="auto" style:use-optimal-row-height="true"/>
    </style:style>
    <style:style style:name="ro2" style:family="table-row">
      <style:table-row-properties style:row-height="3.369cm" fo:break-before="auto" style:use-optimal-row-height="true"/>
    </style:style>
    <style:style style:name="ro3" style:family="table-row">
      <style:table-row-properties style:row-height="3.844cm" fo:break-before="auto" style:use-optimal-row-height="true"/>
    </style:style>
    <style:style style:name="ro4" style:family="table-row">
      <style:table-row-properties style:row-height="7.16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5.738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4.18cm" fo:break-before="auto" style:use-optimal-row-height="false"/>
    </style:style>
    <style:style style:name="ro11" style:family="table-row">
      <style:table-row-properties style:row-height="2.895cm" fo:break-before="auto" style:use-optimal-row-height="true"/>
    </style:style>
    <style:style style:name="ro12" style:family="table-row">
      <style:table-row-properties style:row-height="0.815cm" fo:break-before="auto" style:use-optimal-row-height="true"/>
    </style:style>
    <style:style style:name="ro13" style:family="table-row">
      <style:table-row-properties style:row-height="1.94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4.316cm" fo:break-before="auto" style:use-optimal-row-height="true"/>
    </style:style>
    <style:style style:name="ro16" style:family="table-row">
      <style:table-row-properties style:row-height="6.687cm" fo:break-before="auto" style:use-optimal-row-height="true"/>
    </style:style>
    <style:style style:name="ro17" style:family="table-row">
      <style:table-row-properties style:row-height="10.003cm" fo:break-before="auto" style:use-optimal-row-height="true"/>
    </style:style>
    <style:style style:name="ro18" style:family="table-row">
      <style:table-row-properties style:row-height="5.265cm" fo:break-before="auto" style:use-optimal-row-height="true"/>
    </style:style>
    <style:style style:name="ro19" style:family="table-row">
      <style:table-row-properties style:row-height="9.529cm" fo:break-before="auto" style:use-optimal-row-height="true"/>
    </style:style>
    <style:style style:name="ro20" style:family="table-row">
      <style:table-row-properties style:row-height="7.634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Excel_20_Built-in_20_Normal" style:data-style-name="N84">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b050" style:text-outline="false" style:text-line-through-style="none" style:font-name="Wingdings 2" fo:font-size="18pt" fo:font-style="normal" fo:text-shadow="none" style:text-underline-style="none" fo:font-weight="bold" style:font-name-asian="Wingdings 2" style:font-size-asian="18pt" style:font-style-asian="normal" style:font-weight-asian="bold" style:font-size-complex="18pt" style:font-style-complex="normal" style:font-weight-complex="bold"/>
    </style:style>
    <style:style style:name="ce7" style:family="table-cell" style:parent-style-name="Excel_20_Built-in_20_Normal">
      <style:table-cell-properties fo:background-color="#ffc00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8" style:family="table-cell" style:parent-style-name="Excel_20_Built-in_20_Normal" style:data-style-name="N810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9"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0" style:family="table-cell" style:parent-style-name="Excel_20_Built-in_20_Normal">
      <style:table-cell-properties fo:background-color="#ffd320"/>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1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c55a11"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Excel_20_Built-in_20_Normal">
      <style:table-cell-properties fo:background-color="#ffd320"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4" style:family="table-cell" style:parent-style-name="Excel_20_Built-in_20_Normal">
      <style:table-cell-properties fo:background-color="#ffd32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5"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16" style:family="table-cell" style:parent-style-name="Excel_20_Built-in_20_Normal">
      <style:table-cell-properties fo:background-color="#00b050" style:text-align-source="value-type" style:repeat-content="false" fo:wrap-option="no-wrap" style:direction="ltr" style:rotation-angle="0" style:rotation-align="none" style:shrink-to-fit="false" style:vertical-align="middle"/>
      <style:paragraph-properties fo:margin-left="0cm" style:writing-mode="page"/>
    </style:style>
    <style:style style:name="ce17"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start" fo:margin-left="0cm" style:writing-mode="page"/>
      <style:text-properties fo:font-size="18pt" fo:font-weight="bold" style:font-size-asian="18pt" style:font-weight-asian="bold" style:font-size-complex="18pt" style:font-weight-complex="bold"/>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7" table:number-columns-repeated="1018" table:default-cell-style-name="ce2"/>
        <table:table-row table:style-name="ro1">
          <table:table-cell office:value-type="string">
            <text:p>Fecha de Rev</text:p>
          </table:table-cell>
          <table:table-cell office:value-type="string">
            <text:p>Casos</text:p>
          </table:table-cell>
          <table:table-cell office:value-type="string">
            <text:p>Duración Total</text:p>
          </table:table-cell>
          <table:table-cell office:value-type="string">
            <text:p>Descripción</text:p>
          </table:table-cell>
          <table:table-cell office:value-type="string">
            <text:p>Comentarios Desarrollo</text:p>
          </table:table-cell>
          <table:table-cell office:value-type="string">
            <text:p>Comentarios Adicionales </text:p>
          </table:table-cell>
          <table:table-cell table:number-columns-repeated="1018"/>
        </table:table-row>
        <table:table-row table:style-name="ro2">
          <table:table-cell office:value-type="date" office:date-value="2019-08-20">
            <text:p>2019-08-20</text:p>
          </table:table-cell>
          <table:table-cell office:value-type="string">
            <text:p>Rev.1</text:p>
          </table:table-cell>
          <table:table-cell office:value-type="string">
            <text:p>4 hrs</text:p>
          </table:table-cell>
          <table:table-cell table:style-name="ce4" office:value-type="string">
            <text:p>Al entrar a la herramienta en Internet Explorer Imagen 1 el campo de Folio de Solicitud aparece en automático como -1 cosa que no sucede con el Google Chrome Imagen 2. </text:p>
            <text:p>Al entrar a la herramienta en Internet Explorer Imagen 1 el campo de Folio de Solicitud aparece en automático como -1 cosa que no sucede con el Google Chrome Imagen 2. </text:p>
            <text:p/>
          </table:table-cell>
          <table:table-cell office:value-type="string">
            <text:p>Se atenderá en la próxima versión. No se solicitó aplicación multi-navegadores, y a menos que Folio de Solicitud -1 detenga la captura de solicitudes, queda asi.</text:p>
          </table:table-cell>
          <table:table-cell office:value-type="string">
            <text:p>Se queda asi hasta nuevo aviso </text:p>
          </table:table-cell>
          <table:table-cell table:number-columns-repeated="1018"/>
        </table:table-row>
        <table:table-row table:style-name="ro3">
          <table:table-cell office:value-type="date" office:date-value="2019-08-20">
            <text:p>2019-08-20</text:p>
          </table:table-cell>
          <table:table-cell table:style-name="ce3" office:value-type="string">
            <text:p>Rev.2</text:p>
          </table:table-cell>
          <table:table-cell office:value-type="string">
            <text:p>4 hrs</text:p>
          </table:table-cell>
          <table:table-cell table:style-name="ce4" office:value-type="string">
            <text:p>Al capturar el valor en el campo Parámetro/Monto la descripción del campo aparece como 300 Montos</text:p>
            <text:p>Al capturar el valor en el campo Parámetro/Monto la descripción del campo aparece como 300 Montos</text:p>
            <text:p/>
          </table:table-cell>
          <table:table-cell office:value-type="string">
            <text:p>Se aplicaron cambios para que aparezca la descripción de la moneda cuanto se captura una solicitud para un concepto que se aplica por montos. Revisar nuevamente el proceso.</text:p>
          </table:table-cell>
          <table:table-cell office:value-type="string">
            <text:p>Se reviso nuevamente la herramienta pero ahora nos aparece solo la cantidad pero no indica si son horas, días, Monto o Porcentaje. Se enviara ejemplo en el archivo <text:span text:style-name="T1">Revisiones de la APP_27AGO2019_5.pdfSe reviso nuevamente la </text:span><text:span text:style-name="T1">herramienta pero ahora nos aparece solo la cantidad pero no indica si son </text:span><text:span text:style-name="T1">horas, días, Monto o Porcentaje. Se enviara ejemplo en el archivo Revisiones </text:span><text:span text:style-name="T1">de la APP_27AGO2019_5.pdf</text:span></text:p>
          </table:table-cell>
          <table:table-cell table:number-columns-repeated="1018"/>
        </table:table-row>
        <table:table-row table:style-name="ro4">
          <table:table-cell office:value-type="date" office:date-value="2019-08-20">
            <text:p>2019-08-20</text:p>
          </table:table-cell>
          <table:table-cell office:value-type="string">
            <text:p>Rev.3</text:p>
          </table:table-cell>
          <table:table-cell office:value-type="string">
            <text:p>4 hrs</text:p>
          </table:table-cell>
          <table:table-cell table:style-name="ce4" office:value-type="string">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text:p>Se aplicaron cambios para que aparezcan los autorizadores configurados para la solicitud, no la sugerencia de Autorizantes para el concepto.</text:p>
            <text:p>Se aplicaron cambios para que aparezcan los autorizadores configurados para la solicitud, no la sugerencia de Autorizantes para el concepto.</text:p>
            <text:p/>
          </table:table-cell>
          <table:table-cell office:value-type="string">
            <text:p>Al momento de irse al módulo de <text:span text:style-name="T1">Mis Aturizaciones </text:span><text:span text:style-name="T2">y dar click en Editar de </text:span><text:span text:style-name="T2">cualquier folio de solicitud pendiente de autorizar no despliega <text:s/>nada de </text:span><text:span text:style-name="T2">informacion de la solicitudAl momento de irse al módulo de </text:span><text:span text:style-name="T1">Mis Aturizaciones </text:span><text:span text:style-name="T2">y dar click en Editar de cualquier folio de solicitud pendiente de autorizar no </text:span><text:span text:style-name="T2">despliega <text:s/>nada de informacion de la solicitud</text:span></text:p>
          </table:table-cell>
          <table:table-cell table:number-columns-repeated="1018"/>
        </table:table-row>
        <table:table-row table:style-name="ro4">
          <table:table-cell office:value-type="date" office:date-value="2019-08-20">
            <text:p>2019-08-20</text:p>
          </table:table-cell>
          <table:table-cell table:style-name="ce3" office:value-type="string">
            <text:p>Rev.4</text:p>
          </table:table-cell>
          <table:table-cell office:value-type="string">
            <text:p>4 hrs</text:p>
          </table:table-cell>
          <table:table-cell table:style-name="ce4" office:value-type="string">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text:p>Se aplicaron cambios para que aparezca la descripción del tipo de parámetro que corresponde.</text:p>
          </table:table-cell>
          <table:table-cell office:value-type="string">
            <text:p>Al momento de irse al módulo de <text:span text:style-name="T1">Mis Aturizaciones </text:span><text:span text:style-name="T2">y dar click en Editar de </text:span><text:span text:style-name="T2">cualquier folio de solicitud pendiente de autorizar no despliega <text:s/>nada de </text:span><text:span text:style-name="T2">informacion de la solicitudAl momento de irse al módulo de </text:span><text:span text:style-name="T1">Mis Aturizaciones </text:span><text:span text:style-name="T2">y dar click en Editar de cualquier folio de solicitud pendiente de autorizar no </text:span><text:span text:style-name="T2">despliega <text:s/>nada de informacion de la solicitud</text:span></text:p>
          </table:table-cell>
          <table:table-cell table:number-columns-repeated="1018"/>
        </table:table-row>
        <table:table-row table:style-name="ro5">
          <table:table-cell office:value-type="date" office:date-value="2019-08-20">
            <text:p>2019-08-20</text:p>
          </table:table-cell>
          <table:table-cell office:value-type="string">
            <text:p>Rev.5</text:p>
          </table:table-cell>
          <table:table-cell office:value-type="string">
            <text:p>4 hrs</text:p>
          </table:table-cell>
          <table:table-cell table:number-columns-repeated="1021"/>
        </table:table-row>
        <table:table-row table:style-name="ro1">
          <table:table-cell office:value-type="date" office:date-value="2019-08-21">
            <text:p>2019-08-21</text:p>
          </table:table-cell>
          <table:table-cell table:style-name="ce3" office:value-type="string">
            <text:p>Rev.6</text:p>
          </table:table-cell>
          <table:table-cell office:value-type="string">
            <text:p>3 hrs</text:p>
          </table:table-cell>
          <table:table-cell table:number-columns-repeated="1021"/>
        </table:table-row>
        <table:table-row table:style-name="ro1">
          <table:table-cell office:value-type="date" office:date-value="2019-08-21">
            <text:p>2019-08-21</text:p>
          </table:table-cell>
          <table:table-cell table:style-name="ce3" office:value-type="string">
            <text:p>Rev.7</text:p>
          </table:table-cell>
          <table:table-cell office:value-type="string">
            <text:p>3 hrs</text:p>
          </table:table-cell>
          <table:table-cell table:number-columns-repeated="1021"/>
        </table:table-row>
        <table:table-row table:style-name="ro1">
          <table:table-cell office:value-type="date" office:date-value="2019-08-21">
            <text:p>2019-08-21</text:p>
          </table:table-cell>
          <table:table-cell table:style-name="ce3" office:value-type="string">
            <text:p>Rev.8</text:p>
          </table:table-cell>
          <table:table-cell office:value-type="string">
            <text:p>3 hrs</text:p>
          </table:table-cell>
          <table:table-cell table:number-columns-repeated="1021"/>
        </table:table-row>
        <table:table-row table:style-name="ro1">
          <table:table-cell/>
          <table:table-cell table:style-name="ce3" office:value-type="string">
            <text:p>Rev.9</text:p>
          </table:table-cell>
          <table:table-cell table:number-columns-repeated="1022"/>
        </table:table-row>
        <table:table-row table:style-name="ro1">
          <table:table-cell/>
          <table:table-cell table:style-name="ce3" office:value-type="string">
            <text:p>Rev.10</text:p>
          </table:table-cell>
          <table:table-cell table:number-columns-repeated="1022"/>
        </table:table-row>
        <table:table-row table:style-name="ro1">
          <table:table-cell/>
          <table:table-cell table:style-name="ce3" office:value-type="string">
            <text:p>Rev.11</text:p>
          </table:table-cell>
          <table:table-cell table:number-columns-repeated="1022"/>
        </table:table-row>
        <table:table-row table:style-name="ro1">
          <table:table-cell/>
          <table:table-cell table:style-name="ce3" office:value-type="string">
            <text:p>Rev.12</text:p>
          </table:table-cell>
          <table:table-cell table:number-columns-repeated="1022"/>
        </table:table-row>
        <table:table-row table:style-name="ro1">
          <table:table-cell/>
          <table:table-cell table:style-name="ce3" office:value-type="string">
            <text:p>Rev.13</text:p>
          </table:table-cell>
          <table:table-cell table:number-columns-repeated="1022"/>
        </table:table-row>
        <table:table-row table:style-name="ro6">
          <table:table-cell office:value-type="date" office:date-value="2019-08-27">
            <text:p>2019-08-27</text:p>
          </table:table-cell>
          <table:table-cell table:style-name="ce3" office:value-type="string">
            <text:p>Rev.14</text:p>
          </table:table-cell>
          <table:table-cell/>
          <table:table-cell table:style-name="ce4" office:value-type="string">
            <text:p>* <text:s/>El campo concepto tampoco se esta llenando al momento de seleccionarlo en El combo cuando se esta llenando la solicitud</text:p>
            <text:p/>
            <text:p>* al momento de hacer la captura de Parámetro/Monto en El campo de Parámetro no nos indica si son horas, días, Monto o Porcentaje* <text:s/>El campo concepto tampoco se esta llenando al momento de seleccionarlo en El combo cuando se esta llenando la solicitud</text:p>
            <text:p/>
            <text:p>* al momento de hacer la captura de Parámetro/Monto en El campo de Parámetro no nos indica si son horas, días, Monto o Porcentaje</text:p>
          </table:table-cell>
          <table:table-cell office:value-type="string">
            <text:p>Ya está funcionando sin problemas este formulario de Captura Rápida.</text:p>
            <text:p>Ya está funcionando sin problemas este formulario de Captura Rápida.</text:p>
            <text:p/>
          </table:table-cell>
          <table:table-cell office:value-type="string">
            <text:p>Los campos de captura ya se llenan conforme se va llenando la solicitud</text:p>
          </table:table-cell>
          <table:table-cell table:style-name="ce6" office:value-type="string">
            <text:p>P</text:p>
          </table:table-cell>
          <table:table-cell table:number-columns-repeated="1017"/>
        </table:table-row>
        <table:table-row table:style-name="ro7">
          <table:table-cell office:value-type="date" office:date-value="2019-08-27">
            <text:p>2019-08-27</text:p>
          </table:table-cell>
          <table:table-cell table:style-name="ce3" office:value-type="string">
            <text:p>Rev.15</text:p>
          </table:table-cell>
          <table:table-cell/>
          <table:table-cell table:style-name="ce4" office:value-type="string">
            <text:p>* Esta parte de la página se mueve al momento de correr el scroll del mouse y viene quedando como la imagen inferior </text:p>
            <text:p/>
            <text:p>* Sube el logo de TP y las barras del menú principal queda encimado con el texto de los campos* Esta parte de la página se mueve al momento de correr el scroll del mouse y viene quedando como la imagen inferior </text:p>
            <text:p/>
            <text:p>* Sube el logo de TP y las barras del menú principal queda encimado con el texto de los campos</text:p>
          </table:table-cell>
          <table:table-cell office:value-type="string">
            <text:p>El Menú nunca desaparece de la pantalla, por lo que siempre está disponible para el usuario. Incluso en caso de que se desplace el formulario hacia arriba.</text:p>
            <text:p>No existe otra manea de operar del menú.El Menú nunca desaparece de la pantalla, por lo que siempre está disponible para el usuario. Incluso en caso de que se desplace el formulario hacia arriba.</text:p>
            <text:p>No existe otra manea de operar del menú.</text:p>
          </table:table-cell>
          <table:table-cell/>
          <table:table-cell table:style-name="ce6" office:value-type="string">
            <text:p>P</text:p>
          </table:table-cell>
          <table:table-cell table:number-columns-repeated="1017"/>
        </table:table-row>
        <table:table-row table:style-name="ro8">
          <table:table-cell office:value-type="date" office:date-value="2019-08-27">
            <text:p>2019-08-27</text:p>
          </table:table-cell>
          <table:table-cell table:style-name="ce3" office:value-type="string">
            <text:p>Rev.16</text:p>
          </table:table-cell>
          <table:table-cell/>
          <table:table-cell table:style-name="ce3" office:value-type="string">
            <text:p>En las pruebas hechas el día de ayer 26 de Agosto aparecía el botón de Enviar Solicitud el cual ya no esta apareciendo </text:p>
          </table:table-cell>
          <table:table-cell office:value-type="string">
            <text:p>El botón Enviar Solicitud permanecerá desactivado mientras no exista una solicitud en el formulario de captura.</text:p>
          </table:table-cell>
          <table:table-cell office:value-type="string">
            <text:p>Hasta que no se tenga una solicitud capturada y lista aparecera el botón de <text:span text:style-name="T1">Enviar Solicitud</text:span></text:p>
          </table:table-cell>
          <table:table-cell table:style-name="ce6" office:value-type="string">
            <text:p>P</text:p>
          </table:table-cell>
          <table:table-cell table:number-columns-repeated="1017"/>
        </table:table-row>
        <table:table-row table:style-name="ro8">
          <table:table-cell office:value-type="date" office:date-value="2019-08-27">
            <text:p>2019-08-27</text:p>
          </table:table-cell>
          <table:table-cell table:style-name="ce3" office:value-type="string">
            <text:p>Rev.17</text:p>
          </table:table-cell>
          <table:table-cell/>
          <table:table-cell table:style-name="ce4" office:value-type="string">
            <text:p>Aparecen las columnas Editar y Borrar las cuales quizá deberían no aparecer ya que estás traen información en el Perfil de autorizantes</text:p>
          </table:table-cell>
          <table:table-cell office:value-type="string">
            <text:p>Aparecen las columnas, pero no aparecen botones de Editar y borrar. Por lo tanto, no es posible ni editar ni borrar estos conceptos. Solo sepueden visualizar.</text:p>
          </table:table-cell>
          <table:table-cell/>
          <table:table-cell table:style-name="ce6" office:value-type="string">
            <text:p>P</text:p>
          </table:table-cell>
          <table:table-cell table:number-columns-repeated="1017"/>
        </table:table-row>
        <table:table-row table:style-name="ro9">
          <table:table-cell office:value-type="date" office:date-value="2019-08-27">
            <text:p>2019-08-27</text:p>
          </table:table-cell>
          <table:table-cell table:style-name="ce3" office:value-type="string">
            <text:p>Rev.18</text:p>
          </table:table-cell>
          <table:table-cell/>
          <table:table-cell table:style-name="ce4" office:value-type="string">
            <text:p>Se están duplicando las solicitudes cuando el Autorizador entra con su perfil y busca mis autorizaciones </text:p>
          </table:table-cell>
          <table:table-cell office:value-type="string">
            <text:p>Se corrigió el detalle que despliega los conceptos de manera duplicada.</text:p>
          </table:table-cell>
          <table:table-cell/>
          <table:table-cell table:style-name="ce6" office:value-type="string">
            <text:p>P</text:p>
          </table:table-cell>
          <table:table-cell table:number-columns-repeated="1017"/>
        </table:table-row>
        <table:table-row table:style-name="ro9">
          <table:table-cell office:value-type="date" office:date-value="2019-08-27">
            <text:p>2019-08-27</text:p>
          </table:table-cell>
          <table:table-cell table:style-name="ce3" office:value-type="string">
            <text:p>Rev.18.1</text:p>
          </table:table-cell>
          <table:table-cell/>
          <table:table-cell table:style-name="ce5" office:value-type="string">
            <text:p>Las dos solicitudes que ingreso barrerapedraza.5 en la diapositiva 5 al autorizante munizflores.5 le aparecen duplicadas</text:p>
          </table:table-cell>
          <table:table-cell office:value-type="string">
            <text:p>Este detalle está en corrección por parte de Javier Raygoza.</text:p>
          </table:table-cell>
          <table:table-cell/>
          <table:table-cell table:style-name="ce6" office:value-type="string">
            <text:p>P</text:p>
          </table:table-cell>
          <table:table-cell table:number-columns-repeated="1017"/>
        </table:table-row>
        <table:table-row table:style-name="ro9">
          <table:table-cell office:value-type="date" office:date-value="2019-08-27">
            <text:p>2019-08-27</text:p>
          </table:table-cell>
          <table:table-cell table:style-name="ce3" office:value-type="string">
            <text:p>Rev.19</text:p>
          </table:table-cell>
          <table:table-cell/>
          <table:table-cell table:style-name="ce4" office:value-type="string">
            <text:p>Si seleccionas ver se habilitan los 4 botones y quizá solo se deberían habilitar 2 que serian los (Autorizar y Rechazar)</text:p>
          </table:table-cell>
          <table:table-cell/>
          <table:table-cell office:value-type="string">
            <text:p>Ya solo aparecen dos botones </text:p>
          </table:table-cell>
          <table:table-cell table:style-name="ce6" office:value-type="string">
            <text:p>P</text:p>
          </table:table-cell>
          <table:table-cell table:number-columns-repeated="1017"/>
        </table:table-row>
        <table:table-row table:style-name="ro1">
          <table:table-cell/>
          <table:table-cell table:style-name="ce3" office:value-type="string">
            <text:p>Rev.20</text:p>
          </table:table-cell>
          <table:table-cell table:number-columns-repeated="1022"/>
        </table:table-row>
        <table:table-row table:style-name="ro1">
          <table:table-cell/>
          <table:table-cell table:style-name="ce3" office:value-type="string">
            <text:p>Rev.21</text:p>
          </table:table-cell>
          <table:table-cell table:number-columns-repeated="1022"/>
        </table:table-row>
        <table:table-row table:style-name="ro5">
          <table:table-cell table:number-columns-repeated="1024"/>
        </table:table-row>
        <table:table-row table:style-name="ro10">
          <table:table-cell office:value-type="date" office:date-value="2019-09-03">
            <text:p>2019-09-03</text:p>
          </table:table-cell>
          <table:table-cell table:style-name="ce3" office:value-type="string">
            <text:p>Rev. 29</text:p>
          </table:table-cell>
          <table:table-cell/>
          <table:table-cell table:style-name="ce5" office:value-type="string">
            <text:p>Al momento de seleccionar todos los checkbox (uno por uno) la herramienta solo cambia el nombre del Autorizador del último concepto que hayamos seleccionado por ejemplo: </text:p>
            <text:p>Tildamos los conceptos en este orden 1,4,3 y 2 y al dar click en autorizar Selección solo cambió el nombre del autorizador del último concepto seleccionado (Marcado en amarillo) y dejo el resto de los conceptos con el mismo autorizador</text:p>
            <text:p/>
          </table:table-cell>
          <table:table-cell table:number-columns-repeated="2" office:value-type="string">
            <text:p>-</text:p>
          </table:table-cell>
          <table:table-cell table:style-name="ce6" office:value-type="string">
            <text:p>P</text:p>
          </table:table-cell>
          <table:table-cell table:number-columns-repeated="1017"/>
        </table:table-row>
        <table:table-row table:style-name="ro9">
          <table:table-cell office:value-type="date" office:date-value="2019-09-03">
            <text:p>2019-09-03</text:p>
          </table:table-cell>
          <table:table-cell table:style-name="ce3" office:value-type="string">
            <text:p>Rev. 30</text:p>
          </table:table-cell>
          <table:table-cell/>
          <table:table-cell table:style-name="ce4" office:value-type="string">
            <text:p>Al <text:s/>tildar el checkbox marcado en amarillo no se seleccionan todos los check box que están encerrados en color rojo</text:p>
          </table:table-cell>
          <table:table-cell table:number-columns-repeated="2" office:value-type="string">
            <text:p>-</text:p>
          </table:table-cell>
          <table:table-cell table:style-name="ce6" office:value-type="string">
            <text:p>P</text:p>
          </table:table-cell>
          <table:table-cell table:number-columns-repeated="1017"/>
        </table:table-row>
        <table:table-row table:style-name="ro11">
          <table:table-cell office:value-type="date" office:date-value="2019-09-03">
            <text:p>2019-09-03</text:p>
          </table:table-cell>
          <table:table-cell table:style-name="ce3" office:value-type="string">
            <text:p>Rev. 31</text:p>
          </table:table-cell>
          <table:table-cell/>
          <table:table-cell table:style-name="ce3" office:value-type="string">
            <text:p>La solicitud 90 esta como Pendiente de Autorización pero al hacer click en Editar vemos que no <text:s/>hay un Autorizador Asignado y si damos click en el checkbox (a un lado del botón ver) se habilitan los botones de Autorizar / Rechazar pero al hacer click no ejerce ningún efecto sobre la solicitud </text:p>
            <text:p/>
          </table:table-cell>
          <table:table-cell/>
          <table:table-cell office:value-type="string">
            <text:p>Al tratarse de una solicitud hecha previamente los ajustes asi la dejan, por lo cual se hacen pruebas con solicitudes hechas nuevamente </text:p>
          </table:table-cell>
          <table:table-cell table:style-name="ce6" office:value-type="string">
            <text:p>P</text:p>
          </table:table-cell>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named-expressions/>
      </table:table>
      <table:table table:name="Pendientes por prioridad" table:style-name="ta2" table:print="false">
        <office:forms form:automatic-focus="false" form:apply-design-mode="false"/>
        <table:table-column table:style-name="co8" table:default-cell-style-name="ce2"/>
        <table:table-column table:style-name="co9" table:default-cell-style-name="ce2"/>
        <table:table-column table:style-name="co10" table:default-cell-style-name="Excel_20_Built-in_20_Normal"/>
        <table:table-column table:style-name="co11" table:default-cell-style-name="ce5"/>
        <table:table-column table:style-name="co12" table:default-cell-style-name="ce15"/>
        <table:table-column table:style-name="co13" table:default-cell-style-name="ce2"/>
        <table:table-column table:style-name="co14" table:default-cell-style-name="ce8"/>
        <table:table-column table:style-name="co15" table:number-columns-repeated="1017" table:default-cell-style-name="Excel_20_Built-in_20_Normal"/>
        <table:table-row table:style-name="ro12">
          <table:table-cell table:style-name="ce7" office:value-type="string">
            <text:p>Fecha de Revisión</text:p>
          </table:table-cell>
          <table:table-cell table:style-name="ce9" office:value-type="string">
            <text:p>Casos</text:p>
          </table:table-cell>
          <table:table-cell table:style-name="ce10" office:value-type="string">
            <text:p>Descripción</text:p>
          </table:table-cell>
          <table:table-cell table:style-name="ce13" office:value-type="string">
            <text:p>Comentarios</text:p>
          </table:table-cell>
          <table:table-cell table:style-name="ce14" office:value-type="string">
            <text:p>Estatus</text:p>
          </table:table-cell>
          <table:table-cell table:style-name="ce17" office:value-type="string">
            <text:p>Prioridad</text:p>
          </table:table-cell>
          <table:table-cell office:value-type="string">
            <text:p>Fecha Solución</text:p>
          </table:table-cell>
          <table:table-cell table:number-columns-repeated="1017"/>
        </table:table-row>
        <table:table-row table:style-name="ro13">
          <table:table-cell table:style-name="ce8" office:value-type="date" office:date-value="2019-09-23">
            <text:p>23-sep-19</text:p>
          </table:table-cell>
          <table:table-cell office:value-type="string">
            <text:p>Rev. 1 del_23_Sep_2019</text:p>
          </table:table-cell>
          <table:table-cell table:style-name="ce5" office:value-type="string">
            <text:p>Al momento de levantar una solicitud y llenar el campo de Motivo como N/A el campo de Concepto Motivo no debería desplegar ninguna opción de selección del combo (solicitud de Ana León) sin embargo si despliega los elementos y da la opción de seleccionar alguno</text:p>
          </table:table-cell>
          <table:table-cell office:value-type="string">
            <text:p>Reportado por Ana Leon </text:p>
          </table:table-cell>
          <table:table-cell office:value-type="string">
            <text:p>Pendiente</text:p>
          </table:table-cell>
          <table:table-cell office:value-type="string">
            <text:p>C</text:p>
          </table:table-cell>
          <table:table-cell/>
          <table:table-cell table:style-name="ce15" table:number-columns-repeated="1017"/>
        </table:table-row>
        <table:table-row table:style-name="ro13">
          <table:table-cell table:style-name="ce8" office:value-type="date" office:date-value="2019-09-23">
            <text:p>23-sep-19</text:p>
          </table:table-cell>
          <table:table-cell office:value-type="string">
            <text:p>Rev. 2 del_23_Sep_2019</text:p>
          </table:table-cell>
          <table:table-cell table:style-name="ce5" office:value-type="string">
            <text:p>La herramienta no envia alertas indicando que faltan campos requeridos por llenar al momento de dar click en el botón de Agregar. </text:p>
            <text:p>En este caso se hizo una ejemplo y se dejo el parámetro/Monto en blanco y al dar click en agregar la app no indica que faltan datos por capturar </text:p>
          </table:table-cell>
          <table:table-cell office:value-type="string">
            <text:p>Reportado por Ana Leon </text:p>
          </table:table-cell>
          <table:table-cell office:value-type="string">
            <text:p>Pendiente</text:p>
          </table:table-cell>
          <table:table-cell office:value-type="string">
            <text:p>C</text:p>
          </table:table-cell>
          <table:table-cell/>
          <table:table-cell table:style-name="ce15" table:number-columns-repeated="1017"/>
        </table:table-row>
        <table:table-row table:style-name="ro6">
          <table:table-cell table:style-name="ce8" office:value-type="date" office:date-value="2019-09-23">
            <text:p>23-sep-19</text:p>
          </table:table-cell>
          <table:table-cell office:value-type="string">
            <text:p>Rev. 3 del_23_Sep_2019</text:p>
          </table:table-cell>
          <table:table-cell table:style-name="ce5" office:value-type="string">
            <text:p>La herramienta no envía alertas indicando que se deben de elegir un autorizador valido. </text:p>
            <text:p/>
            <text:p>Sabemos que la herramienta en automático te trae a los autorizadores correspondientes para el concepto que se vaya a solicitar pero por si al usuario se le ocurre mover y dejar seleccionado –Autorizador Nivel 1- ,2 ó 3 al momento de dar click en Agregar la herramienta no le indica al usuario que debe elegir un autorizador valido.</text:p>
            <text:p/>
            <text:p><text:s/>Se hizo una prueba seleccionando –Autorizador Nivel 1-, -Autorizador Nivel 2-, -Autorizador Nivel 3- y la app permitió agregar el concepto y no arrojo un mensaje de que debería de seleccionar un autorizador valido <text:s/></text:p>
          </table:table-cell>
          <table:table-cell office:value-type="string">
            <text:p>Este es un caso similar al anterior (Rev. 2 del_23_Sep_2019)</text:p>
          </table:table-cell>
          <table:table-cell office:value-type="string">
            <text:p>Pendiente</text:p>
          </table:table-cell>
          <table:table-cell office:value-type="string">
            <text:p>A</text:p>
          </table:table-cell>
          <table:table-cell/>
          <table:table-cell table:style-name="ce15" table:number-columns-repeated="1017"/>
        </table:table-row>
        <table:table-row table:style-name="ro13">
          <table:table-cell table:style-name="ce8" office:value-type="date" office:date-value="2019-09-20">
            <text:p>20-sep-19</text:p>
          </table:table-cell>
          <table:table-cell office:value-type="string">
            <text:p>Rev. 1 del_20_Sep_2019</text:p>
          </table:table-cell>
          <table:table-cell table:style-name="ce5" office:value-type="string">
            <text:p>Al momento de desplegar el combo de Selección de Perfil – Accesos y llenar el campo buscar no te despliega los perfiles con la leyenda que se ingresa, por ejemplo se ingreso la palabra Soriana pero no despliega los resultados que tengan dicha palabra en su descripción</text:p>
          </table:table-cell>
          <table:table-cell office:value-type="string">
            <text:p>Ana León reporta que el filtro de Perfil / Accesos no funciona</text:p>
          </table:table-cell>
          <table:table-cell office:value-type="string">
            <text:p>Pendiente</text:p>
          </table:table-cell>
          <table:table-cell office:value-type="string">
            <text:p>B</text:p>
          </table:table-cell>
          <table:table-cell/>
          <table:table-cell table:style-name="ce15" table:number-columns-repeated="1017"/>
        </table:table-row>
        <table:table-row table:style-name="ro13" table:visibility="filter">
          <table:table-cell table:style-name="ce8" office:value-type="date" office:date-value="2019-09-20">
            <text:p>20-sep-19</text:p>
          </table:table-cell>
          <table:table-cell table:style-name="ce3" office:value-type="string">
            <text:p>Rev. 2 del_20_Sep_2019</text:p>
            <text:p/>
          </table:table-cell>
          <table:table-cell table:style-name="ce5" office:value-type="string">
            <text:p>El usuario quiso cambiar el número de autorizantes para el concepto comedor y que en lugar de ocupar 3 autorizaciones solo ocupe 1 autorizante pero no la dejo al momento de querer editar el concepto ya que no viene el campo para ingresar el dato</text:p>
          </table:table-cell>
          <table:table-cell office:value-type="string">
            <text:p>Ana Leon reporta que no puede cambiar el numero de autorizantes dentro de Catalogos Conceptos</text:p>
          </table:table-cell>
          <table:table-cell table:style-name="ce16" office:value-type="string">
            <text:p>OK</text:p>
          </table:table-cell>
          <table:table-cell table:style-name="ce15"/>
          <table:table-cell office:value-type="date" office:date-value="2019-10-08">
            <text:p>08-oct-19</text:p>
          </table:table-cell>
          <table:table-cell table:style-name="ce15" table:number-columns-repeated="1017"/>
        </table:table-row>
        <table:table-row table:style-name="ro14" table:visibility="filter">
          <table:table-cell table:style-name="ce8" office:value-type="date" office:date-value="2019-09-20">
            <text:p>20-sep-19</text:p>
          </table:table-cell>
          <table:table-cell office:value-type="string">
            <text:p>Rev. 3 del_20_Sep_2019</text:p>
          </table:table-cell>
          <table:table-cell table:style-name="ce11" office:value-type="string">
            <text:p>En el ambiente de pruebas se iba a levantar una solicitud para el agente 2414765 pero al momento de seleccionar el concepto no aparece ningún concepto</text:p>
            <text:p>- Revisando con Jesús comenta que es por que cuando se capturo el perfil no se capturo el concepto de Nómina o el perfil esta desactivado <text:s/></text:p>
          </table:table-cell>
          <table:table-cell office:value-type="string">
            <text:p>El caso se detecto a nivel IT al querer hacer pruebas no nos arrojaba los conceptos y se procedió a descubrir lo de la descripción </text:p>
          </table:table-cell>
          <table:table-cell table:style-name="ce16" office:value-type="string">
            <text:p>OK</text:p>
          </table:table-cell>
          <table:table-cell table:style-name="ce15"/>
          <table:table-cell table:number-columns-repeated="1018"/>
        </table:table-row>
        <table:table-row table:style-name="ro9" table:visibility="filter">
          <table:table-cell table:style-name="ce8" office:value-type="date" office:date-value="2019-09-18">
            <text:p>18-sep-19</text:p>
          </table:table-cell>
          <table:table-cell office:value-type="string">
            <text:p>Rev. 01 del_18_Sep_2019</text:p>
          </table:table-cell>
          <table:table-cell table:style-name="ce11" office:value-type="string">
            <text:p>Al seleccionar Mis Responsabilidades y dar click en editar de una solicitud la herramienta te regresa al menú inicio </text:p>
          </table:table-cell>
          <table:table-cell/>
          <table:table-cell table:style-name="ce16" office:value-type="string">
            <text:p>OK</text:p>
          </table:table-cell>
          <table:table-cell table:style-name="ce15"/>
          <table:table-cell table:number-columns-repeated="1018"/>
        </table:table-row>
        <table:table-row table:style-name="ro9" table:visibility="filter">
          <table:table-cell table:style-name="ce8" office:value-type="date" office:date-value="2019-09-18">
            <text:p>18-sep-19</text:p>
          </table:table-cell>
          <table:table-cell office:value-type="string">
            <text:p>Rev. 02 del_18_Sep_2019</text:p>
          </table:table-cell>
          <table:table-cell table:style-name="ce5" office:value-type="string">
            <text:p>El botón de cerrar desaparece y al dar click en Editar no arroja información del detalle de los conceptos </text:p>
          </table:table-cell>
          <table:table-cell office:value-type="string">
            <text:p>Este falta para poder cerrar las solicitudes y ver si se crea el reporte de solicitudes para PS </text:p>
          </table:table-cell>
          <table:table-cell table:style-name="ce16" office:value-type="string">
            <text:p>OK</text:p>
          </table:table-cell>
          <table:table-cell table:style-name="ce15"/>
          <table:table-cell table:number-columns-repeated="1018"/>
        </table:table-row>
        <table:table-row table:style-name="ro11" table:visibility="filter">
          <table:table-cell table:style-name="ce8" office:value-type="date" office:date-value="2019-09-18">
            <text:p>18-sep-19</text:p>
          </table:table-cell>
          <table:table-cell office:value-type="string">
            <text:p>Rev. 03 del_18_Sep_2019</text:p>
          </table:table-cell>
          <table:table-cell table:style-name="ce5" office:value-type="string">
            <text:p>Al momento en que el solicitante edita una solicitud Rechazada el botón de X Cancelar (Cancelar Concepto) no hace ninguna acción cuando se da click sobre el. </text:p>
            <text:p>Observación.- Para no confundir al usuario con el botón de Cancelar y el de Cancelar Solicitud seria conveniente que se complementara el nombre del botón de X Cancelar se le nombrara X Cancelar Concepto <text:s text:c="2"/></text:p>
          </table:table-cell>
          <table:table-cell table:style-name="ce4" office:value-type="string">
            <text:p>Ya se puede cancelar concepto </text:p>
          </table:table-cell>
          <table:table-cell table:style-name="ce16" office:value-type="string">
            <text:p>OK</text:p>
          </table:table-cell>
          <table:table-cell table:style-name="ce15"/>
          <table:table-cell table:number-columns-repeated="1018"/>
        </table:table-row>
        <table:table-row table:style-name="ro3" table:visibility="filter">
          <table:table-cell table:style-name="ce8" office:value-type="date" office:date-value="2019-09-26">
            <text:p>26-sep-19</text:p>
          </table:table-cell>
          <table:table-cell table:style-name="ce3" office:value-type="string">
            <text:p>Rev. 01 del_26_Sep_2019</text:p>
          </table:table-cell>
          <table:table-cell table:style-name="ce11" office:value-type="string">
            <text:p>1.- Se levanta una Solicitud con tres conceptos </text:p>
            <text:p>2.- autoriza el primero autorizante los 3 conceptos de un solo jalón </text:p>
            <text:p>3.- El segundo autorizante selecciona un concepto y lo rechaza y la solicitud cambia a estatus rechazada </text:p>
            <text:p>4.- El autorizante selecciona los otros dos conceptos y los autoriza en ese momento la solicitud cambia a estatus pendiente de autorización lo cual es incorrecto por que debería estar como Rechazada para que el solicitante pueda corregir y el autorizador seguir con el flujo <text:s/></text:p>
          </table:table-cell>
          <table:table-cell/>
          <table:table-cell table:style-name="ce16" office:value-type="string">
            <text:p>OK</text:p>
          </table:table-cell>
          <table:table-cell table:style-name="ce15"/>
          <table:table-cell table:number-columns-repeated="1018"/>
        </table:table-row>
        <table:table-row table:style-name="ro13" table:visibility="filter">
          <table:table-cell table:style-name="ce8" office:value-type="date" office:date-value="2019-09-24">
            <text:p>24-sep-19</text:p>
          </table:table-cell>
          <table:table-cell office:value-type="string">
            <text:p>Pruebas 20190920</text:p>
          </table:table-cell>
          <table:table-cell table:style-name="ce12" office:value-type="string">
            <text:p>Quiero cambiar el nivel de autorizantes <text:s/>para el comedor de 3 a 1.</text:p>
            <text:p>No aparece la opción de cambiar el nivel de autorizantes al editar la pantalla</text:p>
            <text:p>Se creó uno nuevo, igualmente no apareció el <text:s/>campo.</text:p>
          </table:table-cell>
          <table:table-cell office:value-type="string">
            <text:p>Lo reporto Ana León a Enrique cuando hizo revisiones</text:p>
          </table:table-cell>
          <table:table-cell table:style-name="ce16" office:value-type="string">
            <text:p>OK</text:p>
          </table:table-cell>
          <table:table-cell table:style-name="ce15" office:value-type="string">
            <text:p>Lo esta revisando chuy </text:p>
          </table:table-cell>
          <table:table-cell office:value-type="date" office:date-value="2019-10-08">
            <text:p>08-oct-19</text:p>
          </table:table-cell>
          <table:table-cell office:value-type="string">
            <text:p>repetido</text:p>
          </table:table-cell>
          <table:table-cell table:number-columns-repeated="1016"/>
        </table:table-row>
        <table:table-row table:style-name="ro1">
          <table:table-cell table:style-name="ce8" office:value-type="date" office:date-value="2019-09-24">
            <text:p>24-sep-19</text:p>
          </table:table-cell>
          <table:table-cell office:value-type="string">
            <text:p>Pruebas 20190920</text:p>
          </table:table-cell>
          <table:table-cell table:style-name="ce12" office:value-type="string">
            <text:p>Catalogo de Perfil de empleados, el combo de perfil de empleados no filtra </text:p>
          </table:table-cell>
          <table:table-cell office:value-type="string">
            <text:p>Lo reporto Ana León a Enrique cuando hizo revisiones</text:p>
          </table:table-cell>
          <table:table-cell office:value-type="string">
            <text:p>Pendiente</text:p>
          </table:table-cell>
          <table:table-cell office:value-type="string">
            <text:p>Corregido</text:p>
          </table:table-cell>
          <table:table-cell table:number-columns-repeated="1018"/>
        </table:table-row>
        <table:table-row table:style-name="ro13" table:visibility="filter">
          <table:table-cell table:style-name="ce8" office:value-type="date" office:date-value="2019-09-24">
            <text:p>24-sep-19</text:p>
          </table:table-cell>
          <table:table-cell office:value-type="string">
            <text:p>Pruebas 20190920</text:p>
          </table:table-cell>
          <table:table-cell table:style-name="ce11" office:value-type="string">
            <text:p>Catalogo de Perfil de Empleados, Revisar que los combos desplieguen la informacion completa de los nombres de los perfiles </text:p>
          </table:table-cell>
          <table:table-cell office:value-type="string">
            <text:p>Lo reporto Ana León a Enrique cuando hizo revisiones, pero esto es un caso de ajustes de pantalla ya que en los ambientes donde se hicieron las pruebas los nombres de los conceptos se veian completos </text:p>
          </table:table-cell>
          <table:table-cell table:style-name="ce16" office:value-type="string">
            <text:p>OK</text:p>
          </table:table-cell>
          <table:table-cell table:style-name="ce15"/>
          <table:table-cell table:number-columns-repeated="1018"/>
        </table:table-row>
        <table:table-row table:style-name="ro9" table:visibility="filter">
          <table:table-cell table:style-name="ce8" office:value-type="date" office:date-value="2019-09-24">
            <text:p>24-sep-19</text:p>
          </table:table-cell>
          <table:table-cell office:value-type="string">
            <text:p>Pruebas 20190920</text:p>
          </table:table-cell>
          <table:table-cell table:style-name="ce11" office:value-type="string">
            <text:p>Catalogo de Perfil de Accesos, El encabezado de CCMSID desplega los valores en formato decimal <text:s/></text:p>
          </table:table-cell>
          <table:table-cell office:value-type="string">
            <text:p>Lo reporto Ana León a Enrique cuando hizo revisiones esto ya se tenia detectado </text:p>
          </table:table-cell>
          <table:table-cell table:style-name="ce16" office:value-type="string">
            <text:p>OK</text:p>
          </table:table-cell>
          <table:table-cell table:style-name="ce15"/>
          <table:table-cell office:value-type="date" office:date-value="2019-10-16">
            <text:p>16-oct-19</text:p>
          </table:table-cell>
          <table:table-cell table:number-columns-repeated="1017"/>
        </table:table-row>
        <table:table-row table:style-name="ro9" table:visibility="filter">
          <table:table-cell table:style-name="ce8" office:value-type="date" office:date-value="2019-09-24">
            <text:p>24-sep-19</text:p>
          </table:table-cell>
          <table:table-cell office:value-type="string">
            <text:p>Pruebas 20190920</text:p>
          </table:table-cell>
          <table:table-cell table:style-name="ce11" office:value-type="string">
            <text:p>Captura de solicitudes.- Revisar por que se despliega en dos renglones el periodo de nómina </text:p>
          </table:table-cell>
          <table:table-cell office:value-type="string">
            <text:p>Lo reporto Ana León a Enrique cuando hizo revisiones</text:p>
            <text:p>Cuestion de configuracion de equipo </text:p>
          </table:table-cell>
          <table:table-cell table:style-name="ce16" office:value-type="string">
            <text:p>Ok</text:p>
          </table:table-cell>
          <table:table-cell table:style-name="ce15"/>
          <table:table-cell table:number-columns-repeated="1018"/>
        </table:table-row>
        <table:table-row table:style-name="ro8" table:visibility="filter">
          <table:table-cell table:style-name="ce8" office:value-type="date" office:date-value="2019-10-03">
            <text:p>03-oct-19</text:p>
          </table:table-cell>
          <table:table-cell table:style-name="ce3" office:value-type="string">
            <text:p>Rev. 01 del_03_Oct_2019</text:p>
            <text:p/>
          </table:table-cell>
          <table:table-cell table:style-name="ce11" office:value-type="string">
            <text:p>Al momento de ingresar el CCMSID de un empleado que esta inactivo en CCMS los combos marcados en Amarillo siguen desplegando información y permitiendo la selección </text:p>
          </table:table-cell>
          <table:table-cell office:value-type="string">
            <text:p>Se le reporto a Jesus Via Skype y se envía correo para documentacion </text:p>
          </table:table-cell>
          <table:table-cell table:style-name="ce16" office:value-type="string">
            <text:p>Ok</text:p>
          </table:table-cell>
          <table:table-cell table:style-name="ce15"/>
          <table:table-cell table:number-columns-repeated="1018"/>
        </table:table-row>
        <table:table-row table:style-name="ro8" table:visibility="filter">
          <table:table-cell table:style-name="ce8" office:value-type="date" office:date-value="2019-10-03">
            <text:p>03-oct-19</text:p>
          </table:table-cell>
          <table:table-cell table:style-name="ce3" office:value-type="string">
            <text:p>Se Reporto por Skype </text:p>
          </table:table-cell>
          <table:table-cell table:style-name="ce11" office:value-type="string">
            <text:p>Al levantar una solicitud e ingresar el ccmsid de un empleado que ya esta inactivo en CCMS te deja elegir los campos de <text:span text:style-name="T1">concepto.</text:span></text:p>
          </table:table-cell>
          <table:table-cell office:value-type="string">
            <text:p>Se le reporto a Jesus Via Skype y ya soluciono, el combo de Concepto ya aparece en blanco cuando es un empleado inactivo </text:p>
          </table:table-cell>
          <table:table-cell table:style-name="ce16" office:value-type="string">
            <text:p>Ok</text:p>
          </table:table-cell>
          <table:table-cell table:style-name="ce15"/>
          <table:table-cell table:number-columns-repeated="1018"/>
        </table:table-row>
        <table:table-row table:style-name="ro14" table:visibility="filter">
          <table:table-cell table:style-name="ce8" office:value-type="date" office:date-value="2019-10-03">
            <text:p>03-oct-19</text:p>
          </table:table-cell>
          <table:table-cell table:style-name="ce3" office:value-type="string">
            <text:p>Rev. 02 del_03_Oct_2019</text:p>
          </table:table-cell>
          <table:table-cell table:style-name="ce11" office:value-type="string">
            <text:p>La herramienta permite seleccionar e ingresar información en los campos / Combos marcados en amarillo aun y cuando el campo de CCMSID esta vacío . Los campos son <text:span text:style-name="T1">Parámetro / Monto, Motivo, Concepto Motivo, Responsable </text:span><text:span text:style-name="T1">de Incidente (CCMSID), Periodo Original de Pago.</text:span></text:p>
            <text:p><text:span text:style-name="T1"/></text:p>
          </table:table-cell>
          <table:table-cell/>
          <table:table-cell table:style-name="ce16" office:value-type="string">
            <text:p>Ok</text:p>
          </table:table-cell>
          <table:table-cell table:style-name="ce15"/>
          <table:table-cell table:number-columns-repeated="1018"/>
        </table:table-row>
        <table:table-row table:style-name="ro15" table:visibility="filter">
          <table:table-cell table:style-name="ce8" office:value-type="date" office:date-value="2019-10-03">
            <text:p>03-oct-19</text:p>
          </table:table-cell>
          <table:table-cell table:style-name="ce3" office:value-type="string">
            <text:p>Rev. 03 del_03_Oct_2019</text:p>
            <text:p/>
          </table:table-cell>
          <table:table-cell table:style-name="ce11" office:value-type="string">
            <text:p>Modulo.- Mis Autorizaciones </text:p>
            <text:p>Un concepto fue cancelado por el solicitante, al momento de entrar con el autorizante asignado para dar seguimiento a la solicitud y dar click en el checkbox del concepto cancelado vemos que se habilita el botón de autorizar Selección y de Rechazar Selección lo cual no debería suceder debido al estatus del concepto (cancelado). </text:p>
            <text:p/>
            <text:p>Los botones de Autorizar Selección Rechazar Selección también se habilitan cuando se selecciona el checkbox de seleccionar todo.</text:p>
          </table:table-cell>
          <table:table-cell/>
          <table:table-cell table:style-name="ce16" office:value-type="string">
            <text:p>Ok</text:p>
          </table:table-cell>
          <table:table-cell table:style-name="ce15"/>
          <table:table-cell table:number-columns-repeated="1018"/>
        </table:table-row>
        <table:table-row table:style-name="ro8" table:visibility="filter">
          <table:table-cell table:style-name="ce8" office:value-type="date" office:date-value="2019-10-04">
            <text:p>04-oct-19</text:p>
          </table:table-cell>
          <table:table-cell table:style-name="ce3" office:value-type="string">
            <text:p>Rev. 01 del_04_Oct_2019</text:p>
          </table:table-cell>
          <table:table-cell table:style-name="ce11" office:value-type="string">
            <text:p>Modulo.- Mis Solicitudes</text:p>
            <text:p>Al momento de ingresar a la herramienta con el solicitante y dar click en Editar a una Solicitud Cerrada aún se habilita el botón de Cancelar Solicitud. </text:p>
          </table:table-cell>
          <table:table-cell/>
          <table:table-cell table:style-name="ce16" office:value-type="string">
            <text:p>Ok</text:p>
          </table:table-cell>
          <table:table-cell table:style-name="ce15"/>
          <table:table-cell table:number-columns-repeated="1018"/>
        </table:table-row>
        <table:table-row table:style-name="ro3">
          <table:table-cell table:style-name="ce8" office:value-type="date" office:date-value="2019-10-04">
            <text:p>04-oct-19</text:p>
          </table:table-cell>
          <table:table-cell table:style-name="ce3" office:value-type="string">
            <text:p>Rev. 02 del_04_Oct_2019</text:p>
          </table:table-cell>
          <table:table-cell table:style-name="ce11" office:value-type="string">
            <text:p>Modulo.- Mis Solicitudes</text:p>
            <text:p>Al momento en que el solicitante entra a una solicitud con estatus de Cerrada y da click en el Ojo (Ver) los Campos / Combos marcados en amarillo quedan editables es decir se puede cambiar la información contenida ahí. </text:p>
            <text:p/>
            <text:p>No afecta a producción ya que los campos vuelven a sus valores originales cuando vuelves a dar click en el ojo (Botón Ver) <text:s/></text:p>
          </table:table-cell>
          <table:table-cell/>
          <table:table-cell office:value-type="string">
            <text:p>Pendiente</text:p>
          </table:table-cell>
          <table:table-cell office:value-type="string">
            <text:p>Corregido</text:p>
          </table:table-cell>
          <table:table-cell table:number-columns-repeated="1018"/>
        </table:table-row>
        <table:table-row table:style-name="ro11" table:visibility="filter">
          <table:table-cell table:style-name="ce8" office:value-type="date" office:date-value="2019-10-16">
            <text:p>16-oct-19</text:p>
          </table:table-cell>
          <table:table-cell table:style-name="ce3" office:value-type="string">
            <text:p>Rev. 01 del_16_Oct_2019</text:p>
          </table:table-cell>
          <table:table-cell table:style-name="ce11" office:value-type="string">
            <text:p>Responsable.- reamiranda.5</text:p>
            <text:p>Modulo.- Mis Responsabilidades</text:p>
            <text:p>Se dio de alta el Perfil Empleados OP_HTG_GUA_R2 para el responsable de esas solicitudes </text:p>
            <text:p>Se asigno al usuario reamiranda.5 a dicho perfil dentro de Perfil Accesos pero al entrar a la herramienta con dicho usuario no le aparece la solicitud</text:p>
          </table:table-cell>
          <table:table-cell office:value-type="string">
            <text:p>El SP que mostraba la lista de solicitudes faltaba un filtro. Y como Mireya tenía acceso a las solicitudes desde diversos Perfiles, si podía visualizarlas…</text:p>
          </table:table-cell>
          <table:table-cell table:style-name="ce16" office:value-type="string">
            <text:p>Ok</text:p>
          </table:table-cell>
          <table:table-cell table:style-name="ce15"/>
          <table:table-cell office:value-type="date" office:date-value="2019-10-16">
            <text:p>16-oct-19</text:p>
          </table:table-cell>
          <table:table-cell table:number-columns-repeated="1017"/>
        </table:table-row>
        <table:table-row table:style-name="ro16">
          <table:table-cell table:style-name="ce8" office:value-type="date" office:date-value="2019-10-16">
            <text:p>16-oct-19</text:p>
          </table:table-cell>
          <table:table-cell table:style-name="ce3" office:value-type="string">
            <text:p>Rev. 02 del_16_Oct_2019</text:p>
          </table:table-cell>
          <table:table-cell table:style-name="ce11" office:value-type="string">
            <text:p>Solicitante.- gomezrodriguez.24 </text:p>
            <text:p>Autorizante.- munizflores.5</text:p>
            <text:p>Solicitud.- 178</text:p>
            <text:p>Se rechaza el primer concepto </text:p>
            <text:p>Nos regresamos con el solicitante a editar la solicitud rechazada </text:p>
            <text:p>Click en Editar, cuando entramos a editar la solicitud el campo Concepto se pone como editable permitiendo seleccionar un nuevo concepto aun y cuando se despliega un mensaje de que el concepto no puede ser modificado. </text:p>
            <text:p>Al seleccionar un concepto nuevo lo que hace la herramienta es generar un nuevo registro con el concepto seleccionado, en este caso a parte del Bono cliente se genero el registro para Comedor <text:s/>sombreado en azul) al cual cuando le das click en Editar y guardar este se queda en Estatus de En Borrador y ya no da opción de ver ni de indicar quien es el autorizador. <text:s text:c="4"/></text:p>
          </table:table-cell>
          <table:table-cell/>
          <table:table-cell office:value-type="string">
            <text:p>Pendiente</text:p>
          </table:table-cell>
          <table:table-cell office:value-type="string">
            <text:p>B</text:p>
          </table:table-cell>
          <table:table-cell table:number-columns-repeated="1018"/>
        </table:table-row>
        <table:table-row table:style-name="ro11">
          <table:table-cell table:style-name="ce8" office:value-type="date" office:date-value="2019-10-16">
            <text:p>16-oct-19</text:p>
          </table:table-cell>
          <table:table-cell table:style-name="ce3" office:value-type="string">
            <text:p>Rev. 03 del_16_Oct_2019</text:p>
          </table:table-cell>
          <table:table-cell table:style-name="ce11" office:value-type="string">
            <text:p>Administrador.- Cavazosaranda.5</text:p>
            <text:p>Catalogo.- Perfil de Empleados</text:p>
            <text:p>Al momento de dar de alta un nuevo Perfil de Empleado no se tiene la opción de seleccionar todo en el campo del módulo Concepto de Nómina, tampoco se tiene un indicador que diga al usuario que debe dar click nuevamente en el box para seleccionar mas de un concepto. <text:s text:c="2"/></text:p>
          </table:table-cell>
          <table:table-cell/>
          <table:table-cell office:value-type="string">
            <text:p>Pendiente</text:p>
          </table:table-cell>
          <table:table-cell office:value-type="string">
            <text:p>B</text:p>
          </table:table-cell>
          <table:table-cell table:number-columns-repeated="1018"/>
        </table:table-row>
        <table:table-row table:style-name="ro2">
          <table:table-cell table:style-name="ce8" office:value-type="date" office:date-value="2019-10-18">
            <text:p>18-oct-19</text:p>
          </table:table-cell>
          <table:table-cell table:style-name="ce3" office:value-type="string">
            <text:p>Rev. 01 del_18_Oct_2019</text:p>
          </table:table-cell>
          <table:table-cell table:style-name="ce11" office:value-type="string">
            <text:p>Autorizador.- lopezserna.6 / guerrerolopez.8</text:p>
            <text:p>Solicitante.- gomezrodriguez.24 </text:p>
            <text:p>Al momento de editar un concepto rechazado y cambiar los campos editables (Parámetro/Monto \ Motivo \ Concepto Motivo \ Responsable de Incidente (CCMSID) \ Período Original de Pago) el único campo que no cambia cuando le damos click en guardar es el de Concepto Motivo, se queda igual después de consultar el concepto. </text:p>
          </table:table-cell>
          <table:table-cell/>
          <table:table-cell office:value-type="string">
            <text:p>Pendiente</text:p>
          </table:table-cell>
          <table:table-cell office:value-type="string">
            <text:p>A</text:p>
          </table:table-cell>
          <table:table-cell table:number-columns-repeated="1018"/>
        </table:table-row>
        <table:table-row table:style-name="ro17">
          <table:table-cell table:style-name="ce8" office:value-type="date" office:date-value="2019-10-18">
            <text:p>18-oct-19</text:p>
          </table:table-cell>
          <table:table-cell table:style-name="ce3" office:value-type="string">
            <text:p>Rev. 02 del_18_Oct_2019</text:p>
          </table:table-cell>
          <table:table-cell table:style-name="ce11" office:value-type="string">
            <text:p>Concepto.- Bono Componente</text:p>
            <text:p>Tenia 3 niveles de aprobación </text:p>
            <text:p>Se edito concepto y se dejo en 2 el número de niveles de aprobación </text:p>
            <text:p>Solicitante.- gomezrodriguez.24 levanta la solicitud 184</text:p>
            <text:p>Autoriza.- Primer autorizante munizflores.5</text:p>
            <text:p>Módulo.- Catalogo \ Conceptos se edita el concepto Bono Componente y se regresa a 3 el número de autorizantes </text:p>
            <text:p>Entramos con el solicitante damos click en ver y nos aparece el campo del Nivel 3: -Autorizador Nivel 3- (marcado en amarillo en la imagen) ahí nos da la opción de escoger al tercer solicitante pero no tenemos la opción de guardar por lo cual al momento de dar click en ver nuevamente nos arroja los valores que se tenían por default </text:p>
            <text:p>Nos fuimos con el segundo autorizador y rechazamos el concepto </text:p>
            <text:p>Ingresamos con el solicitante y al momento de editar el concepto podemos ver que aparte de los campos que se ponen editables (Parámetro/Monto, Motivo, Concepto Motivo, Responsable de Incidente (CCMSID), Período Original de Pago) también se puede seleccionar el nombre del tercer autorizante siendo que esto no es correcto ya que cuando se levanto la solicitud el concepto estaba configurado únicamente con 2 niveles de autorización y al momento de guardar se guarda el dato del tercer autorizante. <text:s/></text:p>
          </table:table-cell>
          <table:table-cell/>
          <table:table-cell office:value-type="string">
            <text:p>Pendiente</text:p>
          </table:table-cell>
          <table:table-cell office:value-type="string">
            <text:p>B</text:p>
          </table:table-cell>
          <table:table-cell table:number-columns-repeated="1018"/>
        </table:table-row>
        <table:table-row table:style-name="ro18">
          <table:table-cell table:style-name="ce8" office:value-type="date" office:date-value="2019-10-21">
            <text:p>21-oct-19</text:p>
          </table:table-cell>
          <table:table-cell office:value-type="string">
            <text:p>Rev. 01 del_21_Oct_2019</text:p>
          </table:table-cell>
          <table:table-cell table:style-name="ce11" office:value-type="string">
            <text:p>Concepto.- Bono Permanencia</text:p>
            <text:p>El concepto mencionado tiene configurado 4 autorizantes pero solo se tienen dados de alta 3 autorizantes dentro del site de Guadalajara (en este caso) al levantar la solicitud con dicho concepto si nos dejo levantarla. </text:p>
            <text:p/>
            <text:p>A pesar de que el concepto requería de 4 niveles de autorización y solo contar con 3 autorizadores dados de alta la solicitud nos permitió: </text:p>
            <text:p>- Levantar la solicitud </text:p>
            <text:p>- Autorizar la solicitud </text:p>
            <text:p>- Dejar la solicitud en un estatus de Autorizada </text:p>
            <text:p>- Cerrar la solicitud por parte del responsable</text:p>
          </table:table-cell>
          <table:table-cell/>
          <table:table-cell office:value-type="string">
            <text:p>Pendiente</text:p>
          </table:table-cell>
          <table:table-cell office:value-type="string">
            <text:p>B</text:p>
          </table:table-cell>
          <table:table-cell table:number-columns-repeated="1018"/>
        </table:table-row>
        <table:table-row table:style-name="ro19">
          <table:table-cell table:style-name="ce8" office:value-type="date" office:date-value="2019-10-21">
            <text:p>21-oct-19</text:p>
          </table:table-cell>
          <table:table-cell office:value-type="string">
            <text:p>Rev. 02 del_21_Oct_2019</text:p>
          </table:table-cell>
          <table:table-cell table:style-name="ce11" office:value-type="string">
            <text:p>Solicitante.- gomezrodriguez.24</text:p>
            <text:p>Se levanta solicitud y se selecciona Autorizador Nivel 1: - Autorizador Nivel 1- (marcado en amarillo) y se dejan los demás autorizantes como los arroja la herramienta</text:p>
            <text:p>Si nos deja levantar la solicitud pero sucede lo siguiente </text:p>
            <text:p>Al momento en que el solicitante se va a mis solicitudes y dar click en ver <text:s/>vemos que el Autorizador que estaba en el Nivel 2: pasa a ocupar el lugar del Autorizador Nivel 1: y se repite el Nivel: 2 y Nivel 3: (encerrado en circulo rojo)</text:p>
            <text:p/>
            <text:p>Aquí vemos que se repite el Nivel 2: y Nivel 3</text:p>
            <text:p/>
            <text:p>Y aquí pasa otro evento extraño</text:p>
            <text:p>Si le damos click en repetidas ocasiones al botón ver cambia los nombres del Nivel 2: </text:p>
            <text:p>En la imagen anterior estaba como Gaudencio López y después de dar click en Ver lo cambio a Alfredo Guerrero Lopez </text:p>
            <text:p/>
            <text:p>A pesar de todo lo anterior la solicitud si se puede autorizar incluso cuando es autorizada por los dos autorizadores esta pasa a Autorizada</text:p>
          </table:table-cell>
          <table:table-cell/>
          <table:table-cell office:value-type="string">
            <text:p>Pendiente</text:p>
          </table:table-cell>
          <table:table-cell office:value-type="string">
            <text:p>A</text:p>
          </table:table-cell>
          <table:table-cell table:number-columns-repeated="1018"/>
        </table:table-row>
        <table:table-row table:style-name="ro20">
          <table:table-cell table:style-name="ce8" office:value-type="date" office:date-value="2019-10-21">
            <text:p>21-oct-19</text:p>
          </table:table-cell>
          <table:table-cell office:value-type="string">
            <text:p>Rev. 03 del_21_Oct_2019</text:p>
          </table:table-cell>
          <table:table-cell table:style-name="ce11" office:value-type="string">
            <text:p>Solicitante.- gomezrodriguez.24</text:p>
            <text:p>Se levanta solicitud y se selecciona Autorizador Nivel 2: - Autorizador Nivel 2- (marcado en amarillo) y se dejan los demás autorizantes como los arroja la herramienta</text:p>
            <text:p>Si nos deja levantar la solicitud pero sucede lo siguiente </text:p>
            <text:p>Al momento en que el solicitante se va a mis solicitudes y dar click en ver <text:s/>vemos que el Autorizador que estaba en el Nivel 2: pasa a ocupar el lugar del Autorizador Nivel 1: y se repite el Nivel: 2 y Nivel 3: (encerrado en circulo rojo)</text:p>
            <text:p/>
            <text:p>Cuando el solicitante selecciona manualmente el Nivel 2: y después de ir a mis solicitudes aparece repetido el Nivel 2: y el Nivel3: <text:s/></text:p>
            <text:p/>
            <text:p>A pesar de lo anterior la solicitud si puede ser autorizada por dos autorizadores </text:p>
            <text:p>Se autorizo con Karla y con Gaudencio y esta paso a estatus Autorizada </text:p>
          </table:table-cell>
          <table:table-cell/>
          <table:table-cell office:value-type="string">
            <text:p>Pendiente</text:p>
          </table:table-cell>
          <table:table-cell office:value-type="string">
            <text:p>B</text:p>
          </table:table-cell>
          <table:table-cell table:number-columns-repeated="1018"/>
        </table:table-row>
        <table:table-row table:style-name="ro5" table:number-rows-repeated="1048545">
          <table:table-cell table:number-columns-repeated="1024"/>
        </table:table-row>
        <table:table-row table:style-name="ro5">
          <table:table-cell table:number-columns-repeated="1024"/>
        </table:table-row>
        <table:named-expressions>
          <table:named-range table:name="_xlnm._FilterDatabase" table:base-cell-address="$Sheet1.$A$1" table:cell-range-address="$'Pendientes por prioridad'.$A$1:.$E$24"/>
        </table:named-expressions>
      </table:table>
      <table:table table:name="Sheet3" table:style-name="ta3" table:print="false">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15" table:number-columns-repeated="1019" table:default-cell-style-name="Excel_20_Built-in_20_Normal"/>
        <table:table-row table:style-name="ro5">
          <table:table-cell office:value-type="string">
            <text:p>Fecha de Reporte</text:p>
          </table:table-cell>
          <table:table-cell office:value-type="string">
            <text:p>Modulo</text:p>
          </table:table-cell>
          <table:table-cell office:value-type="string">
            <text:p>Descripcion</text:p>
          </table:table-cell>
          <table:table-cell office:value-type="string">
            <text:p>Afecta la Operación</text:p>
          </table:table-cell>
          <table:table-cell office:value-type="string">
            <text:p>Fecha de Solución</text:p>
          </table:table-cell>
          <table:table-cell table:number-columns-repeated="1019"/>
        </table:table-row>
        <table:table-row table:style-name="ro5" table:number-rows-repeated="1048574">
          <table:table-cell table:number-columns-repeated="1024"/>
        </table:table-row>
        <table:table-row table:style-name="ro5">
          <table:table-cell table:number-columns-repeated="1024"/>
        </table:table-row>
        <table:named-expressions/>
      </table:table>
      <table:named-expressions/>
      <table:database-ranges>
        <table:database-range table:name="_xlnm._FilterDatabase" table:target-range-address="'Pendientes por prioridad'.A1:'Pendientes por prioridad'.F30" table:display-filter-buttons="true">
          <table:filter>
            <table:filter-condition table:field-number="4" table:value="Pendiente"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2" svg:font-family="'Wingdings 2'" style:font-family-generic="roman" style:font-pitch="variable" style:font-charset="x-symbol"/>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MX"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number:number-style style:name="N8000" number:language="es" number:country="MX">
      <number:number number:min-integer-digits="1"/>
    </number:number-style>
    <number:date-style style:name="N8106" number:language="es" number:country="MX">
      <number:day number:style="long"/>
      <number:text>-</number:text>
      <number:month number:textual="true"/>
      <number:text>-</number:text>
      <number:year/>
    </number:date-style>
    <number:date-style style:name="N8107" number:language="es" number:country="MX">
      <number:day number:style="long"/>
      <number:text>-</number:text>
      <number:month number:textual="true"/>
    </number:date-style>
    <number:date-style style:name="N8108" number:language="es" number:country="MX">
      <number:month number:textual="true"/>
      <number:text>-</number:text>
      <number:year/>
    </number:date-style>
    <number:date-style style:name="N8109"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8110P0" style:volatile="true" number:language="es" number:country="MX">
      <number:number number:decimal-places="0" number:min-integer-digits="1" number:grouping="true"/>
    </number:number-style>
    <number:number-style style:name="N8110" number:language="es" number:country="MX">
      <number:text>-</number:text>
      <number:number number:decimal-places="0" number:min-integer-digits="1" number:grouping="true"/>
      <style:map style:condition="value()&gt;=0" style:apply-style-name="N8110P0"/>
    </number:number-style>
    <number:number-style style:name="N8111P0" style:volatile="true" number:language="es" number:country="MX">
      <number:number number:decimal-places="0" number:min-integer-digits="1" number:grouping="true"/>
    </number:number-style>
    <number:number-style style:name="N8111" number:language="es" number:country="MX">
      <style:text-properties fo:color="#ff0000"/>
      <number:text>-</number:text>
      <number:number number:decimal-places="0" number:min-integer-digits="1" number:grouping="true"/>
      <style:map style:condition="value()&gt;=0" style:apply-style-name="N8111P0"/>
    </number:number-style>
    <number:number-style style:name="N8112P0" style:volatile="true" number:language="es" number:country="MX">
      <number:number number:decimal-places="2" number:min-integer-digits="1" number:grouping="true"/>
    </number:number-style>
    <number:number-style style:name="N8112" number:language="es" number:country="MX">
      <number:text>-</number:text>
      <number:number number:decimal-places="2" number:min-integer-digits="1" number:grouping="true"/>
      <style:map style:condition="value()&gt;=0" style:apply-style-name="N8112P0"/>
    </number:number-style>
    <number:number-style style:name="N8113P0" style:volatile="true" number:language="es" number:country="MX">
      <number:number number:decimal-places="2" number:min-integer-digits="1" number:grouping="true"/>
    </number:number-style>
    <number:number-style style:name="N8113" number:language="es" number:country="MX">
      <style:text-properties fo:color="#ff0000"/>
      <number:text>-</number:text>
      <number:number number:decimal-places="2" number:min-integer-digits="1" number:grouping="true"/>
      <style:map style:condition="value()&gt;=0" style:apply-style-name="N8113P0"/>
    </number:number-style>
    <number:number-style style:name="N8114P0" style:volatile="true" number:language="es" number:country="MX">
      <number:text> </number:text>
      <number:number number:decimal-places="0" number:min-integer-digits="1" number:grouping="true"/>
      <number:text> </number:text>
    </number:number-style>
    <number:number-style style:name="N8114P1" style:volatile="true" number:language="es" number:country="MX">
      <number:text>-</number:text>
      <number:number number:decimal-places="0" number:min-integer-digits="1" number:grouping="true"/>
      <number:text> </number:text>
    </number:number-style>
    <number:number-style style:name="N8114P2" style:volatile="true" number:language="es" number:country="MX">
      <number:text> - </number:text>
    </number:number-style>
    <number:text-style style:name="N8114" number:language="es" number:country="MX">
      <number:text> </number:text>
      <number:text-content/>
      <number:text> </number:text>
      <style:map style:condition="value()&gt;0" style:apply-style-name="N8114P0"/>
      <style:map style:condition="value()&lt;0" style:apply-style-name="N8114P1"/>
      <style:map style:condition="value()=0" style:apply-style-name="N8114P2"/>
    </number:text-style>
    <number:currency-style style:name="N8115P0" style:volatile="true" number:language="es" number:country="MX">
      <number:text> </number:text>
      <number:currency-symbol/>
      <number:number number:decimal-places="0" number:min-integer-digits="1" number:grouping="true"/>
      <number:text> </number:text>
    </number:currency-style>
    <number:currency-style style:name="N8115P1" style:volatile="true" number:language="es" number:country="MX">
      <number:text>-</number:text>
      <number:currency-symbol/>
      <number:number number:decimal-places="0" number:min-integer-digits="1" number:grouping="true"/>
      <number:text> </number:text>
    </number:currency-style>
    <number:currency-style style:name="N8115P2" style:volatile="true" number:language="es" number:country="MX">
      <number:text> </number:text>
      <number:currency-symbol/>
      <number:text>- </number:text>
    </number:currency-style>
    <number:text-style style:name="N8115" number:language="es" number:country="MX">
      <number:text> </number:text>
      <number:text-content/>
      <number:text> </number:text>
      <style:map style:condition="value()&gt;0" style:apply-style-name="N8115P0"/>
      <style:map style:condition="value()&lt;0" style:apply-style-name="N8115P1"/>
      <style:map style:condition="value()=0" style:apply-style-name="N8115P2"/>
    </number:text-style>
    <number:number-style style:name="N8116P0" style:volatile="true" number:language="es" number:country="MX">
      <number:text> </number:text>
      <number:number number:decimal-places="2" number:min-integer-digits="1" number:grouping="true"/>
      <number:text> </number:text>
    </number:number-style>
    <number:number-style style:name="N8116P1" style:volatile="true" number:language="es" number:country="MX">
      <number:text>-</number:text>
      <number:number number:decimal-places="2" number:min-integer-digits="1" number:grouping="true"/>
      <number:text> </number:text>
    </number:number-style>
    <number:number-style style:name="N8116P2" style:volatile="true" number:language="es" number:country="MX">
      <number:text> -</number:text>
      <number:number number:decimal-places="0" number:min-integer-digits="0"/>
      <number:text> </number:text>
    </number:number-style>
    <number:text-style style:name="N8116" number:language="es" number:country="MX">
      <number:text> </number:text>
      <number:text-content/>
      <number:text> </number:text>
      <style:map style:condition="value()&gt;0" style:apply-style-name="N8116P0"/>
      <style:map style:condition="value()&lt;0" style:apply-style-name="N8116P1"/>
      <style:map style:condition="value()=0" style:apply-style-name="N8116P2"/>
    </number:text-style>
    <number:currency-style style:name="N8117P0" style:volatile="true" number:language="es" number:country="MX">
      <number:text> </number:text>
      <number:currency-symbol/>
      <number:number number:decimal-places="2" number:min-integer-digits="1" number:grouping="true"/>
      <number:text> </number:text>
    </number:currency-style>
    <number:currency-style style:name="N8117P1" style:volatile="true" number:language="es" number:country="MX">
      <number:text>-</number:text>
      <number:currency-symbol/>
      <number:number number:decimal-places="2" number:min-integer-digits="1" number:grouping="true"/>
      <number:text> </number:text>
    </number:currency-style>
    <number:currency-style style:name="N8117P2" style:volatile="true" number:language="es" number:country="MX">
      <number:text> </number:text>
      <number:currency-symbol/>
      <number:text>-</number:text>
      <number:number number:decimal-places="0" number:min-integer-digits="0"/>
      <number:text> </number:text>
    </number:currency-style>
    <number:text-style style:name="N8117" number:language="es" number:country="MX">
      <number:text> </number:text>
      <number:text-content/>
      <number:text> </number:text>
      <style:map style:condition="value()&gt;0" style:apply-style-name="N8117P0"/>
      <style:map style:condition="value()&lt;0" style:apply-style-name="N8117P1"/>
      <style:map style:condition="value()=0" style:apply-style-name="N8117P2"/>
    </number:text-style>
    <number:time-style style:name="N8118" number:language="es" number:country="MX">
      <number:minutes number:style="long"/>
      <number:text>:</number:text>
      <number:seconds number:style="long"/>
    </number:time-style>
    <number:time-style style:name="N8119" number:language="es" number:country="MX" number:truncate-on-overflow="false">
      <number:hours/>
      <number:text>:</number:text>
      <number:minutes number:style="long"/>
      <number:text>:</number:text>
      <number:seconds number:style="long"/>
    </number:time-style>
    <number:time-style style:name="N8120" number:language="es" number:country="MX">
      <number:minutes number:style="long"/>
      <number:text>:</number:text>
      <number:seconds number:style="long" number:decimal-places="1"/>
    </number:time-style>
    <number:number-style style:name="N8121" number:language="es" number:country="MX">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1">21/10/2019</text:date>, <text:time>18:18:42</text:time></text:p>
        </style:region-right>
      </style:header>
      <style:header-left style:display="false"/>
      <style:footer>
        <text:p>Página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1T18:18:42.80</dc:date>
    <dc:creator>Jesus De los Santos Rodriguez</dc:creator>
    <meta:generator>OpenOffice/4.1.6$Win32 OpenOffice.org_project/416m1$Build-9790</meta:generator>
    <meta:editing-duration>PT8M33S</meta:editing-duration>
    <meta:editing-cycles>2</meta:editing-cycles>
    <meta:document-statistic meta:table-count="3" meta:cell-count="266" meta:object-count="0"/>
  </office:meta>
</office:document-meta>
</file>